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number-rows-repeated="104791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5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17:05:46.1333972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5-09T17:08:49.473539289</dc:date>
    <meta:editing-cycles>374</meta:editing-cycles>
    <meta:editing-duration>PT17H31M2S</meta:editing-duration>
    <meta:document-statistic meta:table-count="2" meta:cell-count="1575" meta:object-count="0"/>
    <meta:user-defined meta:name="Info 1"/>
    <meta:user-defined meta:name="Info 2"/>
    <meta:user-defined meta:name="Info 3"/>
    <meta:user-defined meta:name="Info 4"/>
  </office:meta>
</office:document-meta>
</file>